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Heading_20_1">
      <style:paragraph-properties fo:break-before="page"/>
    </style:style>
    <style:style style:name="P15" style:family="paragraph" style:parent-style-name="Heading_20_3">
      <style:text-properties style:text-underline-style="none"/>
    </style:style>
    <style:style style:name="P16" style:family="paragraph" style:parent-style-name="Heading_20_2">
      <style:paragraph-properties fo:break-before="page"/>
    </style:style>
    <style:style style:name="P17" style:family="paragraph" style:parent-style-name="Heading_20_4">
      <style:text-properties style:text-underline-style="non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Contents_20_1">
      <style:paragraph-properties>
        <style:tab-stops>
          <style:tab-stop style:position="149.01mm" style:type="right" style:leader-style="dotted" style:leader-text="."/>
        </style:tab-stops>
      </style:paragraph-properties>
    </style:style>
    <style:style style:name="P22" style:family="paragraph" style:parent-style-name="Contents_20_2">
      <style:paragraph-properties>
        <style:tab-stops>
          <style:tab-stop style:position="145.03mm" style:type="right" style:leader-style="dotted" style:leader-text="."/>
        </style:tab-stops>
      </style:paragraph-properties>
    </style:style>
    <style:style style:name="P23" style:family="paragraph" style:parent-style-name="Contents_20_3">
      <style:paragraph-properties>
        <style:tab-stops>
          <style:tab-stop style:position="140.04mm" style:type="right" style:leader-style="dotted" style:leader-text="."/>
        </style:tab-stops>
      </style:paragraph-properties>
    </style:style>
    <style:style style:name="P24"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variant="normal" fo:text-transform="none" style:use-window-font-color="true" style:font-name="Times New Roman" fo:letter-spacing="normal" fo:font-style="normal" fo:font-weight="normal"/>
    </style:style>
    <style:style style:name="T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use-window-font-color="true" style:font-name="Times New Roman" fo:font-weight="normal" style:font-weight-asian="normal" style:font-weight-complex="normal"/>
    </style:style>
    <style:style style:name="T14"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1">Obsah<text:tab/>1</text:p>
            </text:list-item>
            <text:list-item>
              <text:p text:style-name="P21">Úvod<text:tab/>4</text:p>
            </text:list-item>
            <text:list-item>
              <text:p text:style-name="P21">1 WebArchiv<text:tab/>6</text:p>
            </text:list-item>
          </text:list>
          <text:p text:style-name="P22">1.1 O WebArchivu<text:tab/>6</text:p>
          <text:p text:style-name="P22">1.2 Vývoj projektu<text:tab/>7</text:p>
          <text:p text:style-name="P23">1.2.1 Rok 2000<text:tab/>7</text:p>
          <text:p text:style-name="P23">1.2.2 Rok 2001<text:tab/>7</text:p>
          <text:p text:style-name="P23">1.2.3 Rok 2002<text:tab/>8</text:p>
          <text:p text:style-name="P23">1.2.4 Rok 2003<text:tab/>8</text:p>
          <text:p text:style-name="P23">1.2.5 Rok 2004<text:tab/>8</text:p>
          <text:p text:style-name="P23">1.2.6 Rok 2005<text:tab/>9</text:p>
          <text:p text:style-name="P23">1.2.7 Rok 2006<text:tab/>9</text:p>
          <text:p text:style-name="P23">1.2.8 Rok 2007<text:tab/>9</text:p>
          <text:p text:style-name="P23">1.2.9 Rok 2008<text:tab/>10</text:p>
          <text:p text:style-name="P23">1.2.10 Rok 2009<text:tab/>10</text:p>
          <text:p text:style-name="P23">1.2.11 Rok 2010<text:tab/>11</text:p>
          <text:p text:style-name="P23">1.2.12 Rok 2011<text:tab/>11</text:p>
          <text:p text:style-name="P22">1.3 Současný obsah databáze<text:tab/>12</text:p>
          <text:p text:style-name="P22">1.4 Další informace o projektu<text:tab/>13</text:p>
          <text:p text:style-name="P23">1.4.1 Creative Commons<text:tab/>13</text:p>
          <text:p text:style-name="P23">1.4.2 Partneři projektu<text:tab/>13</text:p>
          <text:p text:style-name="P23">1.4.3 Nasmlouvané webové zdroje<text:tab/>14</text:p>
          <text:p text:style-name="P23">1.4.4 Internet Archive<text:tab/>15</text:p>
          <text:p text:style-name="P23">1.4.5 Další spolupráce<text:tab/>15</text:p>
          <text:p text:style-name="P23">1.4.6 Dostupnost informací<text:tab/>15</text:p>
          <text:p text:style-name="P23">1.4.7 Kritéria výběru webových zdrojů<text:tab/>16</text:p>
          <text:p text:style-name="P24">1.4.7.1 Plošná archivace – harvesting<text:tab/>16</text:p>
          <text:p text:style-name="P24">1.4.7.2 Výběrový přístup – konspekt<text:tab/>17</text:p>
          <text:p text:style-name="P24">1.4.7.3 Tematické sbírky<text:tab/>18</text:p>
          <text:p text:style-name="P22">1.5 Starší práce na téma WebArchiv<text:tab/>19</text:p>
          <text:p text:style-name="P23">1.5.1 Systém pro správu procesu archivace webových informačních zdrojů<text:tab/>19</text:p>
          <text:p text:style-name="P23">1.5.2 Identifikace a omezení přístupu k "nevhodným" stránkám ve webovém archivu<text:tab/>20</text:p>
          <text:p text:style-name="P23">1.5.3 Rozpoznání a archivace českého webu mimo národní doménu<text:tab/>20</text:p>
          <text:p text:style-name="P23">1.5.4 Implementace OAI-PMH pro český WebArchiv<text:tab/>20</text:p>
          <text:p text:style-name="P23">1.5.5 Bibliografický popis elektronických online zdrojů v zahraniční a domácí katalogizační praxi<text:tab/>21</text:p>
          <text:p text:style-name="P23">1.5.6 Zpřístupnění archivu českého webu<text:tab/>21</text:p>
          <text:p text:style-name="P23">1.5.5 Strategie archivace elektronických online zdrojů a politika jejich výběru do digitálního archivu (se zaměřením na český systém WebArchiv)<text:tab/>21</text:p>
          <text:p text:style-name="P22"><text:soft-page-break/>1.6 Nástroje související s projektem WebArchiv<text:tab/>23</text:p>
          <text:p text:style-name="P23">1.6.1 APACHE TOMCAT<text:tab/>23</text:p>
          <text:p text:style-name="P23">1.6.2 ARCRetriever<text:tab/>23</text:p>
          <text:p text:style-name="P23">1.6.3 DeDuplicator<text:tab/>23</text:p>
          <text:p text:style-name="P23">1.6.4 Generátor URN<text:tab/>23</text:p>
          <text:p text:style-name="P23">1.6.5 HERITRIX<text:tab/>24</text:p>
          <text:p text:style-name="P23">1.6.6 ImpEval <text:tab/>24</text:p>
          <text:p text:style-name="P23">1.6.7 NutchWAX<text:tab/>24</text:p>
          <text:p text:style-name="P23">1.6.8 WA ADMIN<text:tab/>25</text:p>
          <text:p text:style-name="P23">1.6.9 WA-CZ<text:tab/>25</text:p>
          <text:p text:style-name="P23">1.6.10 Wayback<text:tab/>25</text:p>
          <text:p text:style-name="P23">1.6.11 WebAnalyzer<text:tab/>26</text:p>
          <text:p text:style-name="P23">1.6.12 Web Curator Tool<text:tab/>26</text:p>
          <text:list xml:id="list2101215989" text:continue-numbering="true" text:style-name="List_20_1">
            <text:list-item>
              <text:p text:style-name="P21">2 Archivační formáty<text:tab/>27</text:p>
            </text:list-item>
          </text:list>
          <text:p text:style-name="P22">2.1 Úvod<text:tab/>27</text:p>
          <text:p text:style-name="P22">2.2 Formát nedlib<text:tab/>28</text:p>
          <text:p text:style-name="P23">2.2.1 Popis standardu nedlib<text:tab/>28</text:p>
          <text:p text:style-name="P23">2.2.2 Výhody nedlib<text:tab/>28</text:p>
          <text:p text:style-name="P23">2.2.3 Nevýhody nedlib<text:tab/>28</text:p>
          <text:p text:style-name="P23">2.2.4 Užití v praxi ve WebArchivu<text:tab/>28</text:p>
          <text:p text:style-name="P22">2.3 Formát arc<text:tab/>29</text:p>
          <text:p text:style-name="P23">2.3.1 Popis standardu arc<text:tab/>29</text:p>
          <text:p text:style-name="P23">2.3.2 Výhody arc<text:tab/>29</text:p>
          <text:p text:style-name="P23">2.3.3 Nevýhody arc<text:tab/>29</text:p>
          <text:p text:style-name="P23">2.3.4 Užití v praxi ve WebArchivu<text:tab/>30</text:p>
          <text:p text:style-name="P22">2.4 Formát warc<text:tab/>31</text:p>
          <text:p text:style-name="P23">2.4.1 Popis standardu warc<text:tab/>31</text:p>
          <text:p text:style-name="P23">2.4.2 Výhody warc<text:tab/>31</text:p>
          <text:p text:style-name="P23">2.4.3 Nevýhody warc<text:tab/>32</text:p>
          <text:p text:style-name="P23">2.4.4 Plánované využití<text:tab/>33</text:p>
          <text:p text:style-name="P23">2.4.5 Deduplikace souborů<text:tab/>33</text:p>
          <text:list xml:id="list475138465" text:continue-numbering="true" text:style-name="List_20_1">
            <text:list-item>
              <text:p text:style-name="P21">3 Migrace archivu z formátu arc do formátu warc<text:tab/>34</text:p>
            </text:list-item>
          </text:list>
          <text:p text:style-name="P22">3.1 O migraci<text:tab/>34</text:p>
          <text:p text:style-name="P22">3.2 Použité nástroje<text:tab/>36</text:p>
          <text:p text:style-name="P23">3.2.1 JHOVE<text:tab/>36</text:p>
          <text:p text:style-name="P23">3.2.2 JHOVE2<text:tab/>36</text:p>
          <text:p text:style-name="P23">3.2.3 Jpype<text:tab/>37</text:p>
          <text:p text:style-name="P22">3.3 Testování migračních nástrojů<text:tab/>38</text:p>
          <text:p text:style-name="P23">3.3.1 WARC-TOOLS<text:tab/>38</text:p>
          <text:p text:style-name="P24">3.3.1.1 Kompatibilita s ostatními nástroji<text:tab/>38</text:p>
          <text:p text:style-name="P24">3.3.1.2 Další parametry<text:tab/>39</text:p>
          <text:p text:style-name="P23">3.3.2 WARC-TOOLS / hanzo<text:tab/>39</text:p>
          <text:p text:style-name="P24">3.3.2.1 Kompatibilita s ostatními nástroji<text:tab/>39</text:p>
          <text:p text:style-name="P24"><text:soft-page-break/>3.3.2.2 Další parametry<text:tab/>40</text:p>
          <text:p text:style-name="P23">3.3.3 WARC-TOOLS / kpk09<text:tab/>40</text:p>
          <text:p text:style-name="P24">3.3.3 1 Kompatibilita s ostatními nástroji<text:tab/>40</text:p>
          <text:p text:style-name="P24">3.3.3.2 Další parametry<text:tab/>41</text:p>
          <text:p text:style-name="P22">3.4 Podobnost WARCTOOLS / hanzo s kpk09<text:tab/>42</text:p>
          <text:p text:style-name="P23">3.4.1 Porovnání výstupů pro stejné vstupy<text:tab/>42</text:p>
          <text:p text:style-name="P23">3.4.2 Porovnání zdrojového kódu<text:tab/>42</text:p>
          <text:p text:style-name="P22">3.5 Závěry z porovnávání nástrojů<text:tab/>44</text:p>
          <text:list xml:id="list1323878836" text:continue-numbering="true" text:style-name="List_20_1">
            <text:list-item>
              <text:p text:style-name="P21">4 Závěr<text:tab/>45</text:p>
            </text:list-item>
            <text:list-item>
              <text:p text:style-name="P21">Seznam literatury<text:tab/>46</text:p>
            </text:list-item>
            <text:list-item>
              <text:p text:style-name="P21">Přílohy<text:tab/>50</text:p>
            </text:list-item>
          </text:list>
        </text:index-body>
      </text:table-of-content>
      <text:p text:style-name="P13"/>
      <text:h text:style-name="P14"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5">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4"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445006320"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6" text:outline-level="2">1.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text:soft-page-break/>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4">[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4">[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4"> </text:span><text:span text:style-name="Strong_20_Emphasis"><text:span text:style-name="T4">Rozpoznání </text:span></text:span><text:span text:style-name="Strong_20_Emphasis"><text:span text:style-name="T4">a archivace českého webu mimo národní doménu</text:span></text:span><text:span text:style-name="Strong_20_Emphasis"><text:span text:style-name="T4">, kterou zpracoval Ivan Vlček. [27]</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1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93107531" text:continue-numbering="true" text:style-name="List_20_1">
        <text:list-item>
          <text:p text:style-name="P18"><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18">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18">CZ.NIC<text:note text:id="ftn12" text:note-class="footnote"><text:note-citation>12</text:note-citation><text:note-body><text:p text:style-name="Footnote">Bližší informace o organizaci <text:span text:style-name="T4">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6">[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3">Pracovníci WebArchivu se účastní odborných konferencí </text:span><text:span text:style-name="Emphasis"><text:span text:style-name="T9">International Internet Preservation Consortium</text:span></text:span><text:span text:style-name="Emphasis"><text:span text:style-name="T9"><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9">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7">Projektem WebArchiv se také intenzivně zajímá například Elektronický časopis o informační společnosti – Ikaros</text:span><text:span text:style-name="T7"><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7">.</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4">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4">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4">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4">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4">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4">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6">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22" text:note-class="footnote"><text:note-citation>22</text:note-citation><text:note-body><text:p text:style-name="Footnote">Webové stránky nástroje DeDuplicator dostupné online na adrese http://deduplicator.sourceforge.net/</text:p></text:note-body></text:note></text:span><text:span text:style-name="T11">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4">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2">V roce 2009 realizoval Adam Brokeš WA Admin v2 v rámci své bakalářské práce s názvem Systém pro správu procesu archivace webových informačních zdrojů</text:span><text:span text:style-name="T12">. WA Admin v2 nahradil nástroj vytvořený Lukášem Matějkou a stejně jako WA Admin sloužil pro </text:span><text:span text:style-name="T8">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4">Nástroj, který pro WebArchiv vytvořil Ivan Vlček v rámci své bakalářské práce s názvem </text:span><text:span text:style-name="Strong_20_Emphasis"><text:span text:style-name="T4">Rozpoznání a archivace českého webu mimo národní doménu</text:span></text:span><text:span text:style-name="T4"> v roce 2008</text:span><text:span text:style-name="Strong_20_Emphasis"><text:span text:style-name="T4">. Nástroj se v současné době používá. [27]</text:span></text:span></text:p>
      <text:h text:style-name="Heading_20_3" text:outline-level="3">1.6.12 Web Curator Tool</text:h>
      <text:p text:style-name="P5"><text:span text:style-name="T12">Nástroj vyvinutý</text:span><text:span text:style-name="T12"><text:note text:id="ftn29" text:note-class="footnote"><text:note-citation>29</text:note-citation><text:note-body><text:p text:style-name="Footnote">Webové stránky projektu Web Curator Tool dostupné online na adrese http://webcurator.sourceforge.net/</text:p></text:note-body></text:note></text:span><text:span text:style-name="T12"> v roce 2006</text:span><text:span text:style-name="T10"> National Library of New Zealand a The British Library. Nástroj slouží k řízení a stahování webových zdrojů. Stejně jako Dánský NetarchiveSuite používá Heritrix, na rozdíl od NetarchiveSuite je Heritrix jeho součástí.</text:span></text:p>
      <text:h text:style-name="P14"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409250590"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46900251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1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71841231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86236499"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835020426"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6">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6"><text:note text:id="ftn35" text:note-class="footnote"><text:note-citation>35</text:note-citation><text:note-body><text:p text:style-name="Footnote">Popis RFC standardu SHA-1 dostupný online na adrese http://tools.ietf.org/html/rfc3174</text:p></text:note-body></text:note></text:span><text:span text:style-name="T6"> hashovací funkcí pro jednoznačné určení stažených dokumentů.</text:span></text:p>
        </text:list-item>
      </text:list>
      <text:h text:style-name="Heading_20_3" text:outline-level="3">2.4.3 Nevýhody warc</text:h>
      <text:list xml:id="list1780066179"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text:soft-page-break/>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4]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4"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16" text:outline-level="2">3.2 Použité nástroje</text:h>
      <text:p text:style-name="Text_20_body">Kromě samotných nástrojů pro migrci arc archivů jsem používal i jiné nástroje, zde podávám jejich krátký přehled.</text:p>
      <text:h text:style-name="P15" text:outline-level="3">3.2.1 JHOVE</text:h>
      <text:p text:style-name="P3">Tento program 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text:s/>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5" text:outline-level="3">3.2.2 JHOVE2</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speciální verzi<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text:soft-page-break/>3.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0" text:note-class="footnote"><text:note-citation>41</text:note-citation><text:note-body><text:p text:style-name="Footnote">Webové stránka projektu dostupná online na adrese http://jpype.sourceforge.net/</text:p></text:note-body></text:note> jeho vývojářů. Jeho využití bylo zásadní pro možnost testování převáděných ARC archivů.</text:p>
      <text:h text:style-name="P1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2</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3.3.1.1 Kompatibilita s ostatními nástroji</text:h>
      <text:p text:style-name="Text_20_body">Nástroj WARCDUMP není kompatibilní s ostatními mnou testovanými nástroji.</text:p>
      <text:list xml:id="list227493341"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343262186"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884425305"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3</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Příloha AD obsahuje kompletní nástroj.</text:p>
      <text:h text:style-name="Heading_20_4" text:outline-level="4">3.3.2.1 Kompatibilita s ostatními nástroji</text:h>
      <text:list xml:id="list345839973"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47161031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4</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17" text:outline-level="4">3.3.3 1 Kompatibilita s ostatními nástroji</text:h>
      <text:list xml:id="list1840222362"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7" text:outline-level="4"><text:soft-page-break/>3.3.3.2 Další parametry</text:h>
      <text:list xml:id="list326667821"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Příloha Z]</text:p>
        </text:list-item>
      </text:list>
      <text:h text:style-name="P1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5</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6</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442407937" text:continue-numbering="true" text:style-name="List_20_1">
        <text:list-item>
          <text:p text:style-name="List_20_1">Změny v WARCTOOLS / hanzo, které se neprojevily v druhém nástroji<text:note text:id="ftn46" text:note-class="footnote"><text:note-citation>47</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8</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1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4" text:outline-level="1">4 Závěr</text:h>
      <text:p text:style-name="Text_20_body">Napiš, že výstupy použiješ jako zprávu pro Národní knihovnu</text:p>
      <text:h text:style-name="P14"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6">.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1</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1:57:53</dc:date>
    <dc:creator>Martin Prokop</dc:creator>
    <meta:editing-duration>P4DT9H15M26S</meta:editing-duration>
    <meta:editing-cycles>2306</meta:editing-cycles>
    <meta:document-statistic meta:table-count="1" meta:image-count="0" meta:object-count="0" meta:page-count="51" meta:paragraph-count="525" meta:word-count="9490" meta:character-count="67034" meta:non-whitespace-character-count="58175"/>
  </office:meta>
</office:document-meta>
</file>